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hile Bayes' theorem is a powerful tool for reasoning under uncertainty, it also comes with several challenges and limitations. Here are some of the key challenges associated with its application:</text:p>
      <text:list xml:id="list6589808795215794367" text:style-name="L1">
        <text:list-item>
          <text:p text:style-name="P1"><text:span text:style-name="Strong_20_Emphasis">Prior Probability Estimation</text:span>:</text:p>
          <text:list>
            <text:list-item>
              <text:p text:style-name="P2">Choosing the prior probability can significantly influence the results. If the prior is not well-informed or is biased, it can lead to misleading conclusions.</text:p>
            </text:list-item>
            <text:list-item>
              <text:p text:style-name="P2">In many cases, obtaining a reliable prior can be difficult, especially in fields with limited historical data.</text:p>
            </text:list-item>
          </text:list>
        </text:list-item>
        <text:list-item>
          <text:p text:style-name="P1"><text:span text:style-name="Strong_20_Emphasis">Complexity of Calculations</text:span>:</text:p>
          <text:list>
            <text:list-item>
              <text:p text:style-name="P2">In scenarios with multiple variables or complex models, calculating the posterior probabilities can become computationally intensive.</text:p>
            </text:list-item>
            <text:list-item>
              <text:p text:style-name="P2">The need for extensive data and computational resources can limit the practical application of Bayes' theorem in real-time situations.</text:p>
            </text:list-item>
          </text:list>
        </text:list-item>
        <text:list-item>
          <text:p text:style-name="P1"><text:span text:style-name="Strong_20_Emphasis">Independence Assumptions</text:span>:</text:p>
          <text:list>
            <text:list-item>
              <text:p text:style-name="P2">Many applications of Bayes' theorem, particularly in Naive Bayes classifiers, assume that features are independent given the class label. This assumption is often unrealistic in practice, leading to suboptimal performance.</text:p>
            </text:list-item>
            <text:list-item>
              <text:p text:style-name="P2">Violations of independence can result in inaccurate probability estimates.</text:p>
            </text:list-item>
          </text:list>
        </text:list-item>
        <text:list-item>
          <text:p text:style-name="P1"><text:span text:style-name="Strong_20_Emphasis">Data Quality and Availability</text:span>:</text:p>
          <text:list>
            <text:list-item>
              <text:p text:style-name="P2">The effectiveness of Bayesian methods relies heavily on the quality and quantity of data. Incomplete, noisy, or biased data can lead to incorrect inferences.</text:p>
            </text:list-item>
            <text:list-item>
              <text:p text:style-name="P2">In some domains, data may be scarce or difficult to obtain, complicating the application of Bayes' theorem.</text:p>
            </text:list-item>
          </text:list>
        </text:list-item>
        <text:list-item>
          <text:p text:style-name="P1"><text:span text:style-name="Strong_20_Emphasis">Interpretation of Results</text:span>:</text:p>
          <text:list>
            <text:list-item>
              <text:p text:style-name="P2">The results of Bayesian analysis can be difficult to interpret, especially for those not familiar with Bayesian statistics.</text:p>
            </text:list-item>
            <text:list-item>
              <text:p text:style-name="P2">Communicating the implications of posterior probabilities to stakeholders can be challenging, particularly in non-technical fields.</text:p>
            </text:list-item>
          </text:list>
        </text:list-item>
        <text:list-item>
          <text:p text:style-name="P1"><text:span text:style-name="Strong_20_Emphasis">Overfitting</text:span>:</text:p>
          <text:list>
            <text:list-item>
              <text:p text:style-name="P2">Bayesian models can be prone to overfitting, especially when using complex models with many parameters. This can lead to poor generalization to new data.</text:p>
            </text:list-item>
            <text:list-item>
              <text:p text:style-name="P2">Careful model selection and validation are necessary to mitigate this risk.</text:p>
            </text:list-item>
          </text:list>
        </text:list-item>
        <text:list-item>
          <text:p text:style-name="P1"><text:span text:style-name="Strong_20_Emphasis">Subjectivity</text:span>:</text:p>
          <text:list>
            <text:list-item>
              <text:p text:style-name="P2">The choice of prior distributions can introduce subjectivity into the analysis. Different analysts may choose different priors, leading to different conclusions.</text:p>
            </text:list-item>
            <text:list-item>
              <text:p text:style-name="P2">This subjectivity can be a point of contention, especially in fields like medicine or policy-making, where decisions can have significant consequences.</text:p>
            </text:list-item>
          </text:list>
        </text:list-item>
        <text:list-item>
          <text:p text:style-name="P1"><text:span text:style-name="Strong_20_Emphasis">Computational Challenges</text:span>:</text:p>
          <text:list>
            <text:list-item>
              <text:p text:style-name="P2">In high-dimensional spaces, sampling methods (like Markov Chain Monte Carlo) used to approximate posterior distributions can be computationally expensive and time-consuming.</text:p>
            </text:list-item>
            <text:list-item>
              <text:p text:style-name="P2">The convergence of these methods can also be an issue, requiring careful tuning and diagnostics.</text:p>
            </text:list-item>
          </text:list>
        </text:list-item>
        <text:list-item>
          <text:p text:style-name="P1"><text:span text:style-name="Strong_20_Emphasis">Modeling Complexity</text:span>:</text:p>
          <text:list>
            <text:list-item>
              <text:p text:style-name="P2">Building a Bayesian model that accurately reflects the underlying processes can be complex and requires a deep understanding of the domain.</text:p>
            </text:list-item>
            <text:list-item>
              <text:p text:style-name="P2">Mis-specification of the model can lead to incorrect inferences.</text:p>
            </text:list-item>
          </text:list>
        </text:list-item>
        <text:list-item>
          <text:p text:style-name="P1"><text:soft-page-break/><text:span text:style-name="Strong_20_Emphasis">Dynamic Environments</text:span>:</text:p>
          <text:list>
            <text:list-item>
              <text:p text:style-name="P2">In rapidly changing environments, prior probabilities may become outdated quickly, necessitating frequent updates that can be challenging to manage.</text:p>
            </text:list-item>
            <text:list-item>
              <text:p text:style-name="P1">Adapting Bayesian models to account for changing conditions can complicate their implementation.</text:p>
            </text:list-item>
          </text:list>
        </text:list-item>
      </text:list>
      <text:p text:style-name="Text_20_body">Despite these challenges, Bayes' theorem remains a valuable framework for reasoning about uncertainty, and many of these issues can be addressed through careful modeling, robust data collection, and appropriate computational techniqu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10T11:28:52.66</meta:creation-date>
    <meta:document-statistic meta:table-count="0" meta:image-count="0" meta:object-count="0" meta:page-count="2" meta:paragraph-count="32" meta:word-count="477" meta:character-count="3306"/>
    <dc:date>2024-12-10T11:30:01.98</dc:date>
    <meta:editing-duration>PT1M9S</meta:editing-duration>
    <meta:editing-cycles>1</meta:editing-cycles>
    <meta:generator>OpenOffice/4.1.15$Win32 OpenOffice.org_project/4115m2$Build-9813</meta:generator>
  </office:meta>
</office:document-meta>
</file>